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d data from <text:s/>BME280</text:p>
          </table:table-cell>
          <table:table-cell table:style-name="ce1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LCD</text:p>
          </table:table-cell>
          <table:table-cell table:style-name="ce10"/>
          <table:table-cell table:number-columns-repeated="6"/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Dread data from MEMS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ce14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ідключити Nrf модуль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3:59:14.867358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24T19:23:36.973113303</dc:date>
    <meta:editing-duration>P11DT7H2M18S</meta:editing-duration>
    <meta:editing-cycles>63</meta:editing-cycles>
    <meta:document-statistic meta:table-count="1" meta:cell-count="115" meta:object-count="0"/>
  </office:meta>
</office:document-meta>
</file>